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co34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6" style:family="table-cell" style:parent-style-name="Default">
      <style:text-properties style:font-name="Liberation Serif" style:font-name-asian="Droid Sans Fallback" style:font-name-complex="FreeSans"/>
    </style:style>
    <style:style style:name="ce3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0" style:family="table-cell" style:parent-style-name="Default">
      <style:table-cell-properties fo:background-color="#00ffff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ce4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0" style:family="table-cell" style:parent-style-name="Default"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66ffff"/>
    </style:style>
    <style:style style:name="ce54" style:family="table-cell" style:parent-style-name="Default">
      <style:table-cell-properties fo:background-color="#23ff23"/>
    </style:style>
    <style:style style:name="ce55" style:family="table-cell" style:parent-style-name="Default">
      <style:table-cell-properties fo:background-color="#00cc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4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4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4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4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4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4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4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4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4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4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4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9" table:formula="of:=[.L18]+4160" office:value-type="float" office:value="7101.81722689076">
            <text:p>7101.8172268908</text:p>
          </table:table-cell>
          <table:table-cell table:style-name="ce4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4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40" table:formula="of:=SUM([.H76])" office:value-type="float" office:value="1550.57692307692">
            <text:p>1550.5769230769</text:p>
          </table:table-cell>
          <table:table-cell table:style-name="ce4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40" office:value-type="float" office:value="400">
            <text:p>400</text:p>
          </table:table-cell>
          <table:table-cell table:style-name="ce4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40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40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40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40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40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40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40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40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2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40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2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2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2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40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40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40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40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40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40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40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40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40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40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40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40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40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40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40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40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2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7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5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2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5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2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40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5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40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40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40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40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9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40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8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40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8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40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40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8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40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40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8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8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40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40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8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40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40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40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40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40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5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8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5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8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8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5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8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4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53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5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53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54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8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54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8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8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53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53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8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53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8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40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53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54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40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53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40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53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8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53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53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50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51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3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53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3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54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3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54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3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54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5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53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8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8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50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51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8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50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51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50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52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8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50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52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8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8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8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8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8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8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50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52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5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3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 table:number-columns-repeated="3"/>
          <table:table-cell table:formula="of:=SUM([.H33];[.H60];[.H88])" office:value-type="float" office:value="4448.60412394623">
            <text:p>4448.6041239462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8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8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 table:number-columns-repeated="2"/>
          <table:table-cell table:formula="of:=SUM([.K2];[.K4];[.K11];[.K37];[.K61];[.K89];[.K90])" office:value-type="float" office:value="136800">
            <text:p>136800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3750">
            <text:p>3750</text:p>
          </table:table-cell>
          <table:table-cell office:value-type="float" office:value="30000">
            <text:p>30000</text:p>
          </table:table-cell>
          <table:table-cell/>
          <table:table-cell table:formula="of:=SUM([.H29];[.H59];[.H86];[.H116])+5000" office:value-type="float" office:value="144228">
            <text:p>144228</text:p>
          </table:table-cell>
          <table:table-cell/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8" office:value-type="string">
            <text:p>Կարեն</text:p>
          </table:table-cell>
          <table:table-cell office:value-type="float" office:value="-400">
            <text:p>-400</text:p>
          </table:table-cell>
          <table:table-cell table:number-columns-repeated="2"/>
          <table:table-cell table:formula="of:=[.M10]-[.M11]" office:value-type="float" office:value="-7428">
            <text:p>-7428</text:p>
          </table:table-cell>
          <table:table-cell table:formula="of:=SUM([.H12];[.H42];[.H69])" office:value-type="float" office:value="2156.57894736842">
            <text:p>2156.5789473684</text:p>
          </table:table-cell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 table:number-columns-repeated="4"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8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 table:number-columns-repeated="4"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8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 table:number-columns-repeated="4"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Arman</text:p>
          </table:table-cell>
          <table:table-cell table:style-name="ce7" office:value-type="float" office:value="7250">
            <text:p>7250</text:p>
          </table:table-cell>
          <table:table-cell table:number-columns-repeated="4"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Seryoja</text:p>
          </table:table-cell>
          <table:table-cell table:style-name="ce7" office:value-type="float" office:value="12700">
            <text:p>127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Mher</text:p>
          </table:table-cell>
          <table:table-cell table:style-name="ce7" office:value-type="float" office:value="10100">
            <text:p>10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Davit</text:p>
          </table:table-cell>
          <table:table-cell table:style-name="ce7" office:value-type="float" office:value="10100">
            <text:p>10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8" office:value-type="string">
            <text:p>Taron</text:p>
          </table:table-cell>
          <table:table-cell table:style-name="ce7" office:value-type="float" office:value="3750">
            <text:p>3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Hrach</text:p>
          </table:table-cell>
          <table:table-cell table:style-name="ce7" office:value-type="float" office:value="8100">
            <text:p>8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50" office:value-type="string">
            <text:p>Tina</text:p>
          </table:table-cell>
          <table:table-cell table:style-name="ce7" office:value-type="float" office:value="4850">
            <text:p>485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1" office:value-type="string">
            <text:p>Stepan</text:p>
          </table:table-cell>
          <table:table-cell office:value-type="float" office:value="-270">
            <text:p>-27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Vahe</text:p>
          </table:table-cell>
          <table:table-cell table:style-name="ce7" office:value-type="float" office:value="8300">
            <text:p>8300</text:p>
          </table:table-cell>
          <table:table-cell table:number-columns-repeated="3"/>
          <table:table-cell table:formula="of:=SUM([.H24];[.H54];[.H81])" office:value-type="float" office:value="5132.49373433584">
            <text:p>5132.4937343358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Tatev</text:p>
          </table:table-cell>
          <table:table-cell table:style-name="ce7" office:value-type="float" office:value="11850">
            <text:p>11850</text:p>
          </table:table-cell>
          <table:table-cell table:number-columns-repeated="3"/>
          <table:table-cell table:formula="of:=SUM([.H25];[.H55];[.H82];[.H110])" office:value-type="float" office:value="6748.00888585099">
            <text:p>6748.008885851</text:p>
          </table:table-cell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Movses</text:p>
          </table:table-cell>
          <table:table-cell table:style-name="ce7" office:value-type="float" office:value="4100">
            <text:p>4100</text:p>
          </table:table-cell>
          <table:table-cell table:number-columns-repeated="3"/>
          <table:table-cell table:formula="of:=SUM([.H26];[.H56];[.H83];[.H111])" office:value-type="float" office:value="5030.13921166553">
            <text:p>5030.1392116655</text:p>
          </table:table-cell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1" office:value-type="string">
            <text:p>Marine</text:p>
          </table:table-cell>
          <table:table-cell table:style-name="ce7" office:value-type="float" office:value="2600">
            <text:p>2600</text:p>
          </table:table-cell>
          <table:table-cell table:number-columns-repeated="4"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office:value-type="string">
            <text:p>Mariam</text:p>
          </table:table-cell>
          <table:table-cell table:style-name="ce7" office:value-type="float" office:value="600">
            <text:p>6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table:style-name="Default"/>
          <table:table-cell/>
          <table:table-cell table:style-name="ce55" office:value-type="float" office:value="1600">
            <text:p>1600</text:p>
          </table:table-cell>
          <table:table-cell table:number-columns-repeated="3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45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8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8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8" office:value-type="string">
            <text:p>Կարեն</text:p>
          </table:table-cell>
          <table:table-cell table:number-columns-repeated="5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8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8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8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50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51" office:value-type="string">
            <text:p>Marine</text:p>
          </table:table-cell>
          <table:table-cell table:number-columns-repeated="5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51" office:value-type="string">
            <text:p>Mariam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45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8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8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8" office:value-type="string">
            <text:p>Կարեն</text:p>
          </table:table-cell>
          <table:table-cell table:number-columns-repeated="5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8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8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8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50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51" office:value-type="string">
            <text:p>Marine</text:p>
          </table:table-cell>
          <table:table-cell table:number-columns-repeated="5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51" office:value-type="string">
            <text:p>Mariam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2">
          <table:table-cell table:style-name="ce45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22000">
            <text:p>22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8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8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8" office:value-type="string">
            <text:p>Կարեն</text:p>
          </table:table-cell>
          <table:table-cell table:number-columns-repeated="5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8" office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8" office:value-type="string">
            <text:p>Գենա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;[.F116])" office:value-type="float" office:value="959.833333333333">
            <text:p>959.8333333333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8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50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51" office:value-type="string">
            <text:p>Marine</text:p>
          </table:table-cell>
          <table:table-cell table:number-columns-repeated="5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51" office:value-type="string">
            <text:p>Mariam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5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9128">
            <text:p>39128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1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5T11:12:10</dc:date>
    <meta:editing-duration>P4DT4H10M6S</meta:editing-duration>
    <meta:editing-cycles>1737</meta:editing-cycles>
    <meta:generator>OpenOffice/4.1.1$Unix OpenOffice.org_project/411m6$Build-9775</meta:generator>
    <dc:creator>Hasmik  Dabaghyan</dc:creator>
    <meta:document-statistic meta:table-count="11" meta:cell-count="4119" meta:object-count="0"/>
  </office:meta>
</office:document-meta>
</file>